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861193332935916" calcext:value-type="float">
            <text:p>0.861193332935916</text:p>
          </table:table-cell>
          <table:table-cell office:value-type="float" office:value="0.660527247181317" calcext:value-type="float">
            <text:p>0.660527247181317</text:p>
          </table:table-cell>
        </table:table-row>
        <table:table-row table:style-name="ro1">
          <table:table-cell office:value-type="float" office:value="1.45617825806648" calcext:value-type="float">
            <text:p>1.45617825806648</text:p>
          </table:table-cell>
          <table:table-cell office:value-type="float" office:value="0.87982170917376" calcext:value-type="float">
            <text:p>0.87982170917376</text:p>
          </table:table-cell>
        </table:table-row>
        <table:table-row table:style-name="ro1">
          <table:table-cell office:value-type="float" office:value="0.779700759267246" calcext:value-type="float">
            <text:p>0.779700759267246</text:p>
          </table:table-cell>
          <table:table-cell office:value-type="float" office:value="2.13994459560741" calcext:value-type="float">
            <text:p>2.13994459560741</text:p>
          </table:table-cell>
        </table:table-row>
        <table:table-row table:style-name="ro1">
          <table:table-cell office:value-type="float" office:value="1.65107487976671" calcext:value-type="float">
            <text:p>1.65107487976671</text:p>
          </table:table-cell>
          <table:table-cell office:value-type="float" office:value="2.931393281568" calcext:value-type="float">
            <text:p>2.931393281568</text:p>
          </table:table-cell>
        </table:table-row>
        <table:table-row table:style-name="ro1">
          <table:table-cell office:value-type="float" office:value="2.48779932938503" calcext:value-type="float">
            <text:p>2.48779932938503</text:p>
          </table:table-cell>
          <table:table-cell office:value-type="float" office:value="3.09512020253105" calcext:value-type="float">
            <text:p>3.09512020253105</text:p>
          </table:table-cell>
        </table:table-row>
        <table:table-row table:style-name="ro1">
          <table:table-cell office:value-type="float" office:value="3.37603047749566" calcext:value-type="float">
            <text:p>3.37603047749566</text:p>
          </table:table-cell>
          <table:table-cell office:value-type="float" office:value="3.22471663357202" calcext:value-type="float">
            <text:p>3.22471663357202</text:p>
          </table:table-cell>
        </table:table-row>
        <table:table-row table:style-name="ro1">
          <table:table-cell office:value-type="float" office:value="4.37896036096354" calcext:value-type="float">
            <text:p>4.37896036096354</text:p>
          </table:table-cell>
          <table:table-cell office:value-type="float" office:value="2.92920824985425" calcext:value-type="float">
            <text:p>2.92920824985425</text:p>
          </table:table-cell>
        </table:table-row>
        <table:table-row table:style-name="ro1">
          <table:table-cell office:value-type="float" office:value="4.5319456278946" calcext:value-type="float">
            <text:p>4.5319456278946</text:p>
          </table:table-cell>
          <table:table-cell office:value-type="float" office:value="2.22684598515578" calcext:value-type="float">
            <text:p>2.22684598515578</text:p>
          </table:table-cell>
        </table:table-row>
        <table:table-row table:style-name="ro1">
          <table:table-cell office:value-type="float" office:value="4.56077701891346" calcext:value-type="float">
            <text:p>4.56077701891346</text:p>
          </table:table-cell>
          <table:table-cell office:value-type="float" office:value="1.18174450915386" calcext:value-type="float">
            <text:p>1.18174450915386</text:p>
          </table:table-cell>
        </table:table-row>
        <table:table-row table:style-name="ro1">
          <table:table-cell office:value-type="float" office:value="3.88039315211597" calcext:value-type="float">
            <text:p>3.88039315211597</text:p>
          </table:table-cell>
          <table:table-cell office:value-type="float" office:value="0.628537658109973" calcext:value-type="float">
            <text:p>0.628537658109973</text:p>
          </table:table-cell>
        </table:table-row>
        <table:table-row table:style-name="ro1">
          <table:table-cell office:value-type="float" office:value="2.44648228332135" calcext:value-type="float">
            <text:p>2.44648228332135</text:p>
          </table:table-cell>
          <table:table-cell office:value-type="float" office:value="0.402823508133255" calcext:value-type="float">
            <text:p>0.402823508133255</text:p>
          </table:table-cell>
        </table:table-row>
        <table:table-row table:style-name="ro1">
          <table:table-cell office:value-type="float" office:value="1.26526752750445" calcext:value-type="float">
            <text:p>1.26526752750445</text:p>
          </table:table-cell>
          <table:table-cell office:value-type="float" office:value="-0.356633894152202" calcext:value-type="float">
            <text:p>-0.356633894152202</text:p>
          </table:table-cell>
        </table:table-row>
        <table:table-row table:style-name="ro1">
          <table:table-cell office:value-type="float" office:value="0.937904188895729" calcext:value-type="float">
            <text:p>0.937904188895729</text:p>
          </table:table-cell>
          <table:table-cell office:value-type="float" office:value="-0.802206004115896" calcext:value-type="float">
            <text:p>-0.802206004115896</text:p>
          </table:table-cell>
        </table:table-row>
        <table:table-row table:style-name="ro1">
          <table:table-cell office:value-type="float" office:value="1.51073137858336" calcext:value-type="float">
            <text:p>1.51073137858336</text:p>
          </table:table-cell>
          <table:table-cell office:value-type="float" office:value="-1.10982396497859" calcext:value-type="float">
            <text:p>-1.10982396497859</text:p>
          </table:table-cell>
        </table:table-row>
        <table:table-row table:style-name="ro1">
          <table:table-cell office:value-type="float" office:value="2.36027864644248" calcext:value-type="float">
            <text:p>2.36027864644248</text:p>
          </table:table-cell>
          <table:table-cell office:value-type="float" office:value="-0.905995053122604" calcext:value-type="float">
            <text:p>-0.905995053122604</text:p>
          </table:table-cell>
        </table:table-row>
        <table:table-row table:style-name="ro1">
          <table:table-cell office:value-type="float" office:value="0.934242551616787" calcext:value-type="float">
            <text:p>0.934242551616787</text:p>
          </table:table-cell>
          <table:table-cell office:value-type="float" office:value="-1.22331868936042" calcext:value-type="float">
            <text:p>-1.22331868936042</text:p>
          </table:table-cell>
        </table:table-row>
        <table:table-row table:style-name="ro1">
          <table:table-cell office:value-type="float" office:value="1.82637320770722" calcext:value-type="float">
            <text:p>1.82637320770722</text:p>
          </table:table-cell>
          <table:table-cell office:value-type="float" office:value="-1.27253576817324" calcext:value-type="float">
            <text:p>-1.27253576817324</text:p>
          </table:table-cell>
        </table:table-row>
        <table:table-row table:style-name="ro1">
          <table:table-cell office:value-type="float" office:value="2.75931105630411" calcext:value-type="float">
            <text:p>2.75931105630411</text:p>
          </table:table-cell>
          <table:table-cell office:value-type="float" office:value="-1.29794785604747" calcext:value-type="float">
            <text:p>-1.29794785604747</text:p>
          </table:table-cell>
        </table:table-row>
        <table:table-row table:style-name="ro1">
          <table:table-cell office:value-type="float" office:value="3.09886239636729" calcext:value-type="float">
            <text:p>3.09886239636729</text:p>
          </table:table-cell>
          <table:table-cell office:value-type="float" office:value="-1.63572354833843" calcext:value-type="float">
            <text:p>-1.63572354833843</text:p>
          </table:table-cell>
        </table:table-row>
        <table:table-row table:style-name="ro1">
          <table:table-cell office:value-type="float" office:value="3.24744391309739" calcext:value-type="float">
            <text:p>3.24744391309739</text:p>
          </table:table-cell>
          <table:table-cell office:value-type="float" office:value="-2.14915893998981" calcext:value-type="float">
            <text:p>-2.14915893998981</text:p>
          </table:table-cell>
        </table:table-row>
        <table:table-row table:style-name="ro1">
          <table:table-cell office:value-type="float" office:value="3.26236780178715" calcext:value-type="float">
            <text:p>3.26236780178715</text:p>
          </table:table-cell>
          <table:table-cell office:value-type="float" office:value="-2.65394226770564" calcext:value-type="float">
            <text:p>-2.65394226770564</text:p>
          </table:table-cell>
        </table:table-row>
        <table:table-row table:style-name="ro1">
          <table:table-cell office:value-type="float" office:value="3.10432932169231" calcext:value-type="float">
            <text:p>3.10432932169231</text:p>
          </table:table-cell>
          <table:table-cell office:value-type="float" office:value="-3.0191387134578" calcext:value-type="float">
            <text:p>-3.0191387134578</text:p>
          </table:table-cell>
        </table:table-row>
        <table:table-row table:style-name="ro1">
          <table:table-cell office:value-type="float" office:value="2.75966009626593" calcext:value-type="float">
            <text:p>2.75966009626593</text:p>
          </table:table-cell>
          <table:table-cell office:value-type="float" office:value="-3.14849118163642" calcext:value-type="float">
            <text:p>-3.14849118163642</text:p>
          </table:table-cell>
        </table:table-row>
        <table:table-row table:style-name="ro1">
          <table:table-cell office:value-type="float" office:value="3.2086949620636" calcext:value-type="float">
            <text:p>3.2086949620636</text:p>
          </table:table-cell>
          <table:table-cell office:value-type="float" office:value="-3.2837599029156" calcext:value-type="float">
            <text:p>-3.2837599029156</text:p>
          </table:table-cell>
        </table:table-row>
        <table:table-row table:style-name="ro1">
          <table:table-cell office:value-type="float" office:value="2.4230546118503" calcext:value-type="float">
            <text:p>2.4230546118503</text:p>
          </table:table-cell>
          <table:table-cell office:value-type="float" office:value="-3.11847286108989" calcext:value-type="float">
            <text:p>-3.11847286108989</text:p>
          </table:table-cell>
        </table:table-row>
        <table:table-row table:style-name="ro1">
          <table:table-cell office:value-type="float" office:value="1.697500924484" calcext:value-type="float">
            <text:p>1.697500924484</text:p>
          </table:table-cell>
          <table:table-cell office:value-type="float" office:value="-3.3016461310195" calcext:value-type="float">
            <text:p>-3.3016461310195</text:p>
          </table:table-cell>
        </table:table-row>
        <table:table-row table:style-name="ro1">
          <table:table-cell office:value-type="float" office:value="1.24981547900903" calcext:value-type="float">
            <text:p>1.24981547900903</text:p>
          </table:table-cell>
          <table:table-cell office:value-type="float" office:value="-3.02309347310701" calcext:value-type="float">
            <text:p>-3.02309347310701</text:p>
          </table:table-cell>
        </table:table-row>
        <table:table-row table:style-name="ro1">
          <table:table-cell office:value-type="float" office:value="0.851881458439319" calcext:value-type="float">
            <text:p>0.851881458439319</text:p>
          </table:table-cell>
          <table:table-cell office:value-type="float" office:value="-2.70900999378269" calcext:value-type="float">
            <text:p>-2.70900999378269</text:p>
          </table:table-cell>
        </table:table-row>
        <table:table-row table:style-name="ro1">
          <table:table-cell office:value-type="float" office:value="0.61282604084909" calcext:value-type="float">
            <text:p>0.61282604084909</text:p>
          </table:table-cell>
          <table:table-cell office:value-type="float" office:value="-1.90097255916572" calcext:value-type="float">
            <text:p>-1.90097255916572</text:p>
          </table:table-cell>
        </table:table-row>
        <table:table-row table:style-name="ro1">
          <table:table-cell office:value-type="float" office:value="-0.754606516017509" calcext:value-type="float">
            <text:p>-0.754606516017509</text:p>
          </table:table-cell>
          <table:table-cell office:value-type="float" office:value="1.2613840435911" calcext:value-type="float">
            <text:p>1.2613840435911</text:p>
          </table:table-cell>
        </table:table-row>
        <table:table-row table:style-name="ro1">
          <table:table-cell office:value-type="float" office:value="-1.02469548732945" calcext:value-type="float">
            <text:p>-1.02469548732945</text:p>
          </table:table-cell>
          <table:table-cell office:value-type="float" office:value="0.86498274343762" calcext:value-type="float">
            <text:p>0.86498274343762</text:p>
          </table:table-cell>
        </table:table-row>
        <table:table-row table:style-name="ro1">
          <table:table-cell office:value-type="float" office:value="-1.36333278428849" calcext:value-type="float">
            <text:p>-1.36333278428849</text:p>
          </table:table-cell>
          <table:table-cell office:value-type="float" office:value="1.06987439276565" calcext:value-type="float">
            <text:p>1.06987439276565</text:p>
          </table:table-cell>
        </table:table-row>
        <table:table-row table:style-name="ro1">
          <table:table-cell office:value-type="float" office:value="-2.0265746653132" calcext:value-type="float">
            <text:p>-2.0265746653132</text:p>
          </table:table-cell>
          <table:table-cell office:value-type="float" office:value="1.40976198265906" calcext:value-type="float">
            <text:p>1.40976198265906</text:p>
          </table:table-cell>
        </table:table-row>
        <table:table-row table:style-name="ro1">
          <table:table-cell office:value-type="float" office:value="-2.83080131430684" calcext:value-type="float">
            <text:p>-2.83080131430684</text:p>
          </table:table-cell>
          <table:table-cell office:value-type="float" office:value="1.18757747209138" calcext:value-type="float">
            <text:p>1.18757747209138</text:p>
          </table:table-cell>
        </table:table-row>
        <table:table-row table:style-name="ro1">
          <table:table-cell office:value-type="float" office:value="-3.68668186344583" calcext:value-type="float">
            <text:p>-3.68668186344583</text:p>
          </table:table-cell>
          <table:table-cell office:value-type="float" office:value="0.972207152783363" calcext:value-type="float">
            <text:p>0.972207152783363</text:p>
          </table:table-cell>
        </table:table-row>
        <table:table-row table:style-name="ro1">
          <table:table-cell office:value-type="float" office:value="-2.37562362860488" calcext:value-type="float">
            <text:p>-2.37562362860488</text:p>
          </table:table-cell>
          <table:table-cell office:value-type="float" office:value="0.619410717621943" calcext:value-type="float">
            <text:p>0.619410717621943</text:p>
          </table:table-cell>
        </table:table-row>
        <table:table-row table:style-name="ro1">
          <table:table-cell office:value-type="float" office:value="-1.64876510397689" calcext:value-type="float">
            <text:p>-1.64876510397689</text:p>
          </table:table-cell>
          <table:table-cell office:value-type="float" office:value="0.491050874703055" calcext:value-type="float">
            <text:p>0.491050874703055</text:p>
          </table:table-cell>
        </table:table-row>
        <table:table-row table:style-name="ro1">
          <table:table-cell office:value-type="float" office:value="-1.29446770472222" calcext:value-type="float">
            <text:p>-1.29446770472222</text:p>
          </table:table-cell>
          <table:table-cell office:value-type="float" office:value="-0.355762179105467" calcext:value-type="float">
            <text:p>-0.355762179105467</text:p>
          </table:table-cell>
        </table:table-row>
        <table:table-row table:style-name="ro1">
          <table:table-cell office:value-type="float" office:value="-1.42494437682211" calcext:value-type="float">
            <text:p>-1.42494437682211</text:p>
          </table:table-cell>
          <table:table-cell office:value-type="float" office:value="-2.28318982942767" calcext:value-type="float">
            <text:p>-2.28318982942767</text:p>
          </table:table-cell>
        </table:table-row>
        <table:table-row table:style-name="ro1">
          <table:table-cell office:value-type="float" office:value="-1.69572925350756" calcext:value-type="float">
            <text:p>-1.69572925350756</text:p>
          </table:table-cell>
          <table:table-cell office:value-type="float" office:value="-2.68205763161765" calcext:value-type="float">
            <text:p>-2.68205763161765</text:p>
          </table:table-cell>
        </table:table-row>
        <table:table-row table:style-name="ro1">
          <table:table-cell office:value-type="float" office:value="0.703758877676448" calcext:value-type="float">
            <text:p>0.703758877676448</text:p>
          </table:table-cell>
          <table:table-cell office:value-type="float" office:value="-2.9511066373518" calcext:value-type="float">
            <text:p>-2.9511066373518</text:p>
          </table:table-cell>
        </table:table-row>
        <table:table-row table:style-name="ro1">
          <table:table-cell office:value-type="float" office:value="-1.93675228418708" calcext:value-type="float">
            <text:p>-1.93675228418708</text:p>
          </table:table-cell>
          <table:table-cell office:value-type="float" office:value="-2.4383043314792" calcext:value-type="float">
            <text:p>-2.4383043314792</text:p>
          </table:table-cell>
        </table:table-row>
        <table:table-row table:style-name="ro1">
          <table:table-cell office:value-type="float" office:value="-2.66460741531781" calcext:value-type="float">
            <text:p>-2.66460741531781</text:p>
          </table:table-cell>
          <table:table-cell office:value-type="float" office:value="-1.4107473985666" calcext:value-type="float">
            <text:p>-1.4107473985666</text:p>
          </table:table-cell>
        </table:table-row>
        <table:table-row table:style-name="ro1">
          <table:table-cell office:value-type="float" office:value="-3.30767763594476" calcext:value-type="float">
            <text:p>-3.30767763594476</text:p>
          </table:table-cell>
          <table:table-cell office:value-type="float" office:value="-0.892060840860589" calcext:value-type="float">
            <text:p>-0.892060840860589</text:p>
          </table:table-cell>
        </table:table-row>
        <table:table-row table:style-name="ro1">
          <table:table-cell office:value-type="float" office:value="-4.24767839827188" calcext:value-type="float">
            <text:p>-4.24767839827188</text:p>
          </table:table-cell>
          <table:table-cell office:value-type="float" office:value="-1.20442689378607" calcext:value-type="float">
            <text:p>-1.20442689378607</text:p>
          </table:table-cell>
        </table:table-row>
        <table:table-row table:style-name="ro1">
          <table:table-cell office:value-type="float" office:value="-4.63707744338798" calcext:value-type="float">
            <text:p>-4.63707744338798</text:p>
          </table:table-cell>
          <table:table-cell office:value-type="float" office:value="-0.748044610882544" calcext:value-type="float">
            <text:p>-0.748044610882544</text:p>
          </table:table-cell>
        </table:table-row>
        <table:table-row table:style-name="ro1">
          <table:table-cell office:value-type="float" office:value="-4.32883492643625" calcext:value-type="float">
            <text:p>-4.32883492643625</text:p>
          </table:table-cell>
          <table:table-cell office:value-type="float" office:value="-1.3733026754571" calcext:value-type="float">
            <text:p>-1.3733026754571</text:p>
          </table:table-cell>
        </table:table-row>
        <table:table-row table:style-name="ro1">
          <table:table-cell office:value-type="float" office:value="-2.12104767950425" calcext:value-type="float">
            <text:p>-2.12104767950425</text:p>
          </table:table-cell>
          <table:table-cell office:value-type="float" office:value="2.02359384164509" calcext:value-type="float">
            <text:p>2.02359384164509</text:p>
          </table:table-cell>
        </table:table-row>
        <table:table-row table:style-name="ro1">
          <table:table-cell office:value-type="float" office:value="-1.71126961130236" calcext:value-type="float">
            <text:p>-1.71126961130236</text:p>
          </table:table-cell>
          <table:table-cell office:value-type="float" office:value="2.58841311658153" calcext:value-type="float">
            <text:p>2.58841311658153</text:p>
          </table:table-cell>
        </table:table-row>
        <table:table-row table:style-name="ro1">
          <table:table-cell office:value-type="float" office:value="-1.47126849974282" calcext:value-type="float">
            <text:p>-1.47126849974282</text:p>
          </table:table-cell>
          <table:table-cell office:value-type="float" office:value="3.25455056214014" calcext:value-type="float">
            <text:p>3.25455056214014</text:p>
          </table:table-cell>
        </table:table-row>
        <table:table-row table:style-name="ro1">
          <table:table-cell office:value-type="float" office:value="-1.0676184930663" calcext:value-type="float">
            <text:p>-1.0676184930663</text:p>
          </table:table-cell>
          <table:table-cell office:value-type="float" office:value="3.87235008066585" calcext:value-type="float">
            <text:p>3.87235008066585</text:p>
          </table:table-cell>
        </table:table-row>
        <table:table-row table:style-name="ro1">
          <table:table-cell office:value-type="float" office:value="-2.18683202868406" calcext:value-type="float">
            <text:p>-2.18683202868406</text:p>
          </table:table-cell>
          <table:table-cell office:value-type="float" office:value="4.15084707341393" calcext:value-type="float">
            <text:p>4.15084707341393</text:p>
          </table:table-cell>
        </table:table-row>
        <table:table-row table:style-name="ro1">
          <table:table-cell office:value-type="float" office:value="-2.71405736092745" calcext:value-type="float">
            <text:p>-2.71405736092745</text:p>
          </table:table-cell>
          <table:table-cell office:value-type="float" office:value="3.66601671500774" calcext:value-type="float">
            <text:p>3.66601671500774</text:p>
          </table:table-cell>
        </table:table-row>
        <table:table-row table:style-name="ro1">
          <table:table-cell office:value-type="float" office:value="-3.10472385264639" calcext:value-type="float">
            <text:p>-3.10472385264639</text:p>
          </table:table-cell>
          <table:table-cell office:value-type="float" office:value="3.00551551802883" calcext:value-type="float">
            <text:p>3.00551551802883</text:p>
          </table:table-cell>
        </table:table-row>
        <table:table-row table:style-name="ro1">
          <table:table-cell office:value-type="float" office:value="-2.77438868273807" calcext:value-type="float">
            <text:p>-2.77438868273807</text:p>
          </table:table-cell>
          <table:table-cell office:value-type="float" office:value="2.56741752192912" calcext:value-type="float">
            <text:p>2.56741752192912</text:p>
          </table:table-cell>
        </table:table-row>
        <table:table-row table:style-name="ro1">
          <table:table-cell office:value-type="float" office:value="-3.26966198150432" calcext:value-type="float">
            <text:p>-3.26966198150432</text:p>
          </table:table-cell>
          <table:table-cell office:value-type="float" office:value="2.36119646469298" calcext:value-type="float">
            <text:p>2.36119646469298</text:p>
          </table:table-cell>
        </table:table-row>
        <table:table-row table:style-name="ro1">
          <table:table-cell office:value-type="float" office:value="-3.59143847623792" calcext:value-type="float">
            <text:p>-3.59143847623792</text:p>
          </table:table-cell>
          <table:table-cell office:value-type="float" office:value="-1.44138416361607" calcext:value-type="float">
            <text:p>-1.44138416361607</text:p>
          </table:table-cell>
        </table:table-row>
        <table:table-row table:style-name="ro1">
          <table:table-cell office:value-type="float" office:value="-3.99620621386856" calcext:value-type="float">
            <text:p>-3.99620621386856</text:p>
          </table:table-cell>
          <table:table-cell office:value-type="float" office:value="-2.29824602568454" calcext:value-type="float">
            <text:p>-2.29824602568454</text:p>
          </table:table-cell>
        </table:table-row>
        <table:table-row table:style-name="ro1">
          <table:table-cell office:value-type="float" office:value="-3.33494997496176" calcext:value-type="float">
            <text:p>-3.33494997496176</text:p>
          </table:table-cell>
          <table:table-cell office:value-type="float" office:value="-2.61237472893145" calcext:value-type="float">
            <text:p>-2.61237472893145</text:p>
          </table:table-cell>
        </table:table-row>
        <table:table-row table:style-name="ro1">
          <table:table-cell office:value-type="float" office:value="-2.83713755931283" calcext:value-type="float">
            <text:p>-2.83713755931283</text:p>
          </table:table-cell>
          <table:table-cell office:value-type="float" office:value="-3.0749981788201" calcext:value-type="float">
            <text:p>-3.0749981788201</text:p>
          </table:table-cell>
        </table:table-row>
        <table:table-row table:style-name="ro1">
          <table:table-cell office:value-type="float" office:value="-2.45331012470504" calcext:value-type="float">
            <text:p>-2.45331012470504</text:p>
          </table:table-cell>
          <table:table-cell office:value-type="float" office:value="-3.42279618045117" calcext:value-type="float">
            <text:p>-3.42279618045117</text:p>
          </table:table-cell>
        </table:table-row>
        <table:table-row table:style-name="ro1">
          <table:table-cell office:value-type="float" office:value="-3.64255729869368" calcext:value-type="float">
            <text:p>-3.64255729869368</text:p>
          </table:table-cell>
          <table:table-cell office:value-type="float" office:value="-3.46170373260947" calcext:value-type="float">
            <text:p>-3.46170373260947</text:p>
          </table:table-cell>
        </table:table-row>
        <table:table-row table:style-name="ro1">
          <table:table-cell office:value-type="float" office:value="-4.28178687080049" calcext:value-type="float">
            <text:p>-4.28178687080049</text:p>
          </table:table-cell>
          <table:table-cell office:value-type="float" office:value="-2.88359717160589" calcext:value-type="float">
            <text:p>-2.88359717160589</text:p>
          </table:table-cell>
        </table:table-row>
        <table:table-row table:style-name="ro1">
          <table:table-cell office:value-type="float" office:value="-4.56198841666907" calcext:value-type="float">
            <text:p>-4.56198841666907</text:p>
          </table:table-cell>
          <table:table-cell office:value-type="float" office:value="-3.30884364551548" calcext:value-type="float">
            <text:p>-3.30884364551548</text:p>
          </table:table-cell>
        </table:table-row>
        <table:table-row table:style-name="ro1">
          <table:table-cell office:value-type="float" office:value="-4.75271481350668" calcext:value-type="float">
            <text:p>-4.75271481350668</text:p>
          </table:table-cell>
          <table:table-cell office:value-type="float" office:value="-2.77840692361637" calcext:value-type="float">
            <text:p>-2.77840692361637</text:p>
          </table:table-cell>
        </table:table-row>
        <table:table-row table:style-name="ro1">
          <table:table-cell office:value-type="float" office:value="-4.03028188273298" calcext:value-type="float">
            <text:p>-4.03028188273298</text:p>
          </table:table-cell>
          <table:table-cell office:value-type="float" office:value="-1.05872225686886" calcext:value-type="float">
            <text:p>-1.05872225686886</text:p>
          </table:table-cell>
        </table:table-row>
        <table:table-row table:style-name="ro1">
          <table:table-cell office:value-type="float" office:value="0.707133065634983" calcext:value-type="float">
            <text:p>0.707133065634983</text:p>
          </table:table-cell>
          <table:table-cell office:value-type="float" office:value="-1.82659720282722" calcext:value-type="float">
            <text:p>-1.82659720282722</text:p>
          </table:table-cell>
        </table:table-row>
        <table:table-row table:style-name="ro1">
          <table:table-cell office:value-type="float" office:value="1.13883058194651" calcext:value-type="float">
            <text:p>1.13883058194651</text:p>
          </table:table-cell>
          <table:table-cell office:value-type="float" office:value="-3.18522908115912" calcext:value-type="float">
            <text:p>-3.18522908115912</text:p>
          </table:table-cell>
        </table:table-row>
        <table:table-row table:style-name="ro1">
          <table:table-cell office:value-type="float" office:value="3.22022408182411" calcext:value-type="float">
            <text:p>3.22022408182411</text:p>
          </table:table-cell>
          <table:table-cell office:value-type="float" office:value="-1.44591235196658" calcext:value-type="float">
            <text:p>-1.44591235196658</text:p>
          </table:table-cell>
        </table:table-row>
        <table:table-row table:style-name="ro1">
          <table:table-cell office:value-type="float" office:value="3.94664677870442" calcext:value-type="float">
            <text:p>3.94664677870442</text:p>
          </table:table-cell>
          <table:table-cell office:value-type="float" office:value="1.59547332974029" calcext:value-type="float">
            <text:p>1.59547332974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3T09:29:01.705866996</meta:creation-date>
    <dc:date>2023-04-23T11:12:27.268572652</dc:date>
    <meta:editing-duration>PT1H2M44S</meta:editing-duration>
    <meta:editing-cycles>2</meta:editing-cycles>
    <meta:generator>LibreOffice/6.4.7.2$Linux_X86_64 LibreOffice_project/40$Build-2</meta:generator>
    <meta:document-statistic meta:table-count="1" meta:cell-count="140" meta:object-count="0"/>
  </office:meta>
</office:document-meta>
</file>